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[" close="]">
              <mrow>
                <mfrac>
                  <msup>
                    <mrow>
                      <mstyle mathvariant="bold">
                        <mrow>
                          <mi>p</mi>
                        </mrow>
                      </mstyle>
                    </mrow>
                    <mn>2</mn>
                  </msup>
                  <mrow>
                    <mn>2</mn>
                    <mi>m</mi>
                  </mrow>
                </mfrac>
                <mrow>
                  <mi/>
                  <mo stretchy="false">+</mo>
                  <mi/>
                </mrow>
                <mi>V</mi>
                <mrow>
                  <mo stretchy="false">(</mo>
                  <mrow>
                    <mi>r</mi>
                  </mrow>
                  <mo stretchy="false">)</mo>
                </mrow>
              </mrow>
            </mfenced>
            <mi/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i>E</mi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/>
        </mtd>
      </mtr>
      <mtr>
        <mtd>
          <mrow>
            <mtext>mit </mtext>
            <mi/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sub>
              <mo stretchy="false">ϕ</mo>
              <mn>0</mn>
            </msub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+</mo>
              <mi/>
            </mrow>
            <msub>
              <mo stretchy="false">ϕ</mo>
              <mrow>
                <mtext>S</mtext>
              </mrow>
            </msub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text> und </mtext>
            <mi/>
            <mi>E</mi>
            <mrow>
              <mi/>
              <mo stretchy="false">&gt;</mo>
              <mi/>
            </mrow>
            <mn>0</mn>
          </mrow>
        </mtd>
      </mtr>
    </mtable>
    <annotation encoding="StarMath 5.0">left [ 
 {bold p} ^2 over {2 m} ~+~ V (r) 
right ] ` %iphi (bold r) ~=~ E %iphi (bold r) newline newline 

"mit " ~ %iphi (bold r) ~=~ %iphi _0 (bold r) ~+~ %iphi _{"S"} (bold r) 
~" und "~ E ~&gt;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8:41:37.473000000</meta:creation-date>
    <meta:generator>LibreOffice/4.1.4.2$Windows_x86 LibreOffice_project/0a0440ccc0227ad9829de5f46be37cfb6edcf72</meta:generator>
  </office:meta>
</office:document-meta>
</file>